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118" style:family="table-column">
      <style:table-column-properties fo:break-before="auto" style:column-width="9.206cm"/>
    </style:style>
    <style:style style:name="co119" style:family="table-column">
      <style:table-column-properties fo:break-before="auto" style:column-width="18.494cm"/>
    </style:style>
    <style:style style:name="co129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3.295cm"/>
    </style:style>
    <style:style style:name="co79" style:family="table-column">
      <style:table-column-properties fo:break-before="auto" style:column-width="3.385cm"/>
    </style:style>
    <style:style style:name="co80" style:family="table-column">
      <style:table-column-properties fo:break-before="auto" style:column-width="2.023cm"/>
    </style:style>
    <style:style style:name="co81" style:family="table-column">
      <style:table-column-properties fo:break-before="auto" style:column-width="2.813cm"/>
    </style:style>
    <style:style style:name="co82" style:family="table-column">
      <style:table-column-properties fo:break-before="auto" style:column-width="7.572cm"/>
    </style:style>
    <style:style style:name="co83" style:family="table-column">
      <style:table-column-properties fo:break-before="auto" style:column-width="2.678cm"/>
    </style:style>
    <style:style style:name="co84" style:family="table-column">
      <style:table-column-properties fo:break-before="auto" style:column-width="2.297cm"/>
    </style:style>
    <style:style style:name="co85" style:family="table-column">
      <style:table-column-properties fo:break-before="auto" style:column-width="6.973cm"/>
    </style:style>
    <style:style style:name="co86" style:family="table-column">
      <style:table-column-properties fo:break-before="auto" style:column-width="6.546cm"/>
    </style:style>
    <style:style style:name="co87" style:family="table-column">
      <style:table-column-properties fo:break-before="auto" style:column-width="2.487cm"/>
    </style:style>
    <style:style style:name="co88" style:family="table-column">
      <style:table-column-properties fo:break-before="auto" style:column-width="7.444cm"/>
    </style:style>
    <style:style style:name="co89" style:family="table-column">
      <style:table-column-properties fo:break-before="auto" style:column-width="4.14cm"/>
    </style:style>
    <style:style style:name="co90" style:family="table-column">
      <style:table-column-properties fo:break-before="auto" style:column-width="3.159cm"/>
    </style:style>
    <style:style style:name="co91" style:family="table-column">
      <style:table-column-properties fo:break-before="auto" style:column-width="1.224cm"/>
    </style:style>
    <style:style style:name="co92" style:family="table-column">
      <style:table-column-properties fo:break-before="auto" style:column-width="1.042cm"/>
    </style:style>
    <style:style style:name="co93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423cm"/>
    </style:style>
    <style:style style:name="co94" style:family="table-column">
      <style:table-column-properties fo:break-before="auto" style:column-width="3.35cm"/>
    </style:style>
    <style:style style:name="co95" style:family="table-column">
      <style:table-column-properties fo:break-before="auto" style:column-width="7.034cm"/>
    </style:style>
    <style:style style:name="co96" style:family="table-column">
      <style:table-column-properties fo:break-before="auto" style:column-width="12.774cm"/>
    </style:style>
    <style:style style:name="co116" style:family="table-column">
      <style:table-column-properties fo:break-before="auto" style:column-width="3.621cm"/>
    </style:style>
    <style:style style:name="co120" style:family="table-column">
      <style:table-column-properties fo:break-before="auto" style:column-width="9.887cm"/>
    </style:style>
    <style:style style:name="co121" style:family="table-column">
      <style:table-column-properties fo:break-before="auto" style:column-width="1.887cm"/>
    </style:style>
    <style:style style:name="co122" style:family="table-column">
      <style:table-column-properties fo:break-before="auto" style:column-width="1.723cm"/>
    </style:style>
    <style:style style:name="co123" style:family="table-column">
      <style:table-column-properties fo:break-before="auto" style:column-width="2.35cm"/>
    </style:style>
    <style:style style:name="co124" style:family="table-column">
      <style:table-column-properties fo:break-before="auto" style:column-width="1.588cm"/>
    </style:style>
    <style:style style:name="co125" style:family="table-column">
      <style:table-column-properties fo:break-before="auto" style:column-width="2.051cm"/>
    </style:style>
    <style:style style:name="co126" style:family="table-column">
      <style:table-column-properties fo:break-before="auto" style:column-width="2.886cm"/>
    </style:style>
    <style:style style:name="co127" style:family="table-column">
      <style:table-column-properties fo:break-before="auto" style:column-width="7.989cm"/>
    </style:style>
    <style:style style:name="co128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co130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 style:data-style-name="N100">
      <style:table-cell-properties fo:background-color="transparent"/>
    </style:style>
    <style:style style:name="ce12" style:family="table-cell" style:parent-style-name="Default" style:data-style-name="N100">
      <style:text-properties style:font-weight-asian="normal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fo:background-color="#ffbf00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layer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StationId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Id</text:p>
          </table:table-cell>
          <table:table-cell/>
          <table:table-cell office:value-type="string" calcext:value-type="string">
            <text:p>Un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fi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ov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Passant</text:p>
          </table:table-cell>
          <table:table-cell/>
          <table:table-cell office:value-type="string" calcext:value-type="string">
            <text:p>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haust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uring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ThisTurn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Owner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Progres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Type</text:p>
          </table:table-cell>
          <table:table-cell/>
          <table:table-cell office:value-type="string" calcext:value-type="string">
            <text:p>Uni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mentType</text:p>
          </table:table-cell>
          <table:table-cell/>
          <table:table-cell office:value-type="string" calcext:value-type="string">
            <text:p>Move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n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Fl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s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ways</text:p>
          </table:table-cell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8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table:number-columns-repeated="2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3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4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5"/>
        </table:table-row>
      </table:table>
      <table:table table:name="unit_damage" table:style-name="ta1">
        <table:table-column table:style-name="co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3" office:value-type="string" calcext:value-type="string">
            <text:p>Marine</text:p>
          </table:table-cell>
          <table:table-cell table:style-name="ce13" office:value-type="string" calcext:value-type="string">
            <text:p>Sniper</text:p>
          </table:table-cell>
          <table:table-cell table:style-name="ce13" office:value-type="string" calcext:value-type="string">
            <text:p>Bazooka</text:p>
          </table:table-cell>
          <table:table-cell table:style-name="ce13" office:value-type="string" calcext:value-type="string">
            <text:p>Magnet</text:p>
          </table:table-cell>
          <table:table-cell table:style-name="ce13" office:value-type="string" calcext:value-type="string">
            <text:p>DragonHead</text:p>
          </table:table-cell>
          <table:table-cell table:style-name="ce13" office:value-type="string" calcext:value-type="string">
            <text:p>Convoy</text:p>
          </table:table-cell>
          <table:table-cell table:style-name="ce13" office:value-type="string" calcext:value-type="string">
            <text:p>Artillery</text:p>
          </table:table-cell>
          <table:table-cell table:style-name="ce13" office:value-type="string" calcext:value-type="string">
            <text:p>SmallTank</text:p>
          </table:table-cell>
          <table:table-cell table:style-name="ce13" office:value-type="string" calcext:value-type="string">
            <text:p>BigTank</text:p>
          </table:table-cell>
          <table:table-cell table:style-name="ce13" office:value-type="string" calcext:value-type="string">
            <text:p>AntiAir</text:p>
          </table:table-cell>
          <table:table-cell table:style-name="ce13" office:value-type="string" calcext:value-type="string">
            <text:p>RocketLauncher</text:p>
          </table:table-cell>
          <table:table-cell table:style-name="ce13" office:value-type="string" calcext:value-type="string">
            <text:p>LaserShark</text:p>
          </table:table-cell>
          <table:table-cell table:style-name="ce13" office:value-type="string" calcext:value-type="string">
            <text:p>TransportBoat</text:p>
          </table:table-cell>
          <table:table-cell table:style-name="ce13" office:value-type="string" calcext:value-type="string">
            <text:p>DroneBoat</text:p>
          </table:table-cell>
          <table:table-cell table:style-name="ce13" office:value-type="string" calcext:value-type="string">
            <text:p>WaveBreaker</text:p>
          </table:table-cell>
          <table:table-cell table:style-name="ce13" office:value-type="string" calcext:value-type="string">
            <text:p>Submarine</text:p>
          </table:table-cell>
          <table:table-cell table:style-name="ce13" office:value-type="string" calcext:value-type="string">
            <text:p>AntiAirBoat</text:p>
          </table:table-cell>
          <table:table-cell table:style-name="ce13" office:value-type="string" calcext:value-type="string">
            <text:p>Destroyer</text:p>
          </table:table-cell>
          <table:table-cell table:style-name="ce13" office:value-type="string" calcext:value-type="string">
            <text:p>BattleShip</text:p>
          </table:table-cell>
          <table:table-cell table:style-name="ce13" office:value-type="string" calcext:value-type="string">
            <text:p>WarShip</text:p>
          </table:table-cell>
          <table:table-cell table:style-name="ce13" office:value-type="string" calcext:value-type="string">
            <text:p>SwimmingFactory</text:p>
          </table:table-cell>
          <table:table-cell table:style-name="ce13" office:value-type="string" calcext:value-type="string">
            <text:p>TransportHeli</text:p>
          </table:table-cell>
          <table:table-cell table:style-name="ce13" office:value-type="string" calcext:value-type="string">
            <text:p>AttackHeli</text:p>
          </table:table-cell>
          <table:table-cell table:style-name="ce13" office:value-type="string" calcext:value-type="string">
            <text:p>Blimp</text:p>
          </table:table-cell>
          <table:table-cell table:style-name="ce13" office:value-type="string" calcext:value-type="string">
            <text:p>Bomber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LightDrone</text:p>
          </table:table-cell>
          <table:table-cell table:style-name="ce13" office:value-type="string" calcext:value-type="string">
            <text:p>Factory</text:p>
          </table:table-cell>
          <table:table-cell table:style-name="ce13" office:value-type="string" calcext:value-type="string">
            <text:p>HeroCrystal</text:p>
          </table:table-cell>
          <table:table-cell table:style-name="ce13" office:value-type="string" calcext:value-type="string">
            <text:p>Pyramid</text:p>
          </table:table-cell>
          <table:table-cell table:style-name="ce13" office:value-type="string" calcext:value-type="string">
            <text:p>MegaCannon</text:p>
          </table:table-cell>
          <table:table-cell table:style-name="ce13" office:value-type="string" calcext:value-type="string">
            <text:p>LaserCannon</text:p>
          </table:table-cell>
          <table:table-cell table:style-name="ce13" office:value-type="string" calcext:value-type="string">
            <text:p>DroneTower</text:p>
          </table:table-cell>
          <table:table-cell table:style-name="ce13" office:value-type="string" calcext:value-type="string">
            <text:p>ShockTower</text:p>
          </table:table-cell>
          <table:table-cell table:style-name="ce13" office:value-type="string" calcext:value-type="string">
            <text:p>LifeCrystal</text:p>
          </table:table-cell>
          <table:table-cell table:style-name="ce13" office:value-type="string" calcext:value-type="string">
            <text:p>Tentacle</text:p>
          </table:table-cell>
          <table:table-cell table:style-name="ce13" office:value-type="string" calcext:value-type="string">
            <text:p>PufferFish</text:p>
          </table:table-cell>
          <table:table-cell table:style-name="ce13" office:value-type="string" calcext:value-type="string">
            <text:p>Pawn</text:p>
          </table:table-cell>
          <table:table-cell table:style-name="ce13" office:value-type="string" calcext:value-type="string">
            <text:p>Rook</text:p>
          </table:table-cell>
          <table:table-cell table:style-name="ce13" office:value-type="string" calcext:value-type="string">
            <text:p>Bishop</text:p>
          </table:table-cell>
          <table:table-cell table:style-name="ce13" office:value-type="string" calcext:value-type="string">
            <text:p>Knight</text:p>
          </table:table-cell>
          <table:table-cell table:style-name="ce13" office:value-type="string" calcext:value-type="string">
            <text:p>Queen</text:p>
          </table:table-cell>
          <table:table-cell table:style-name="ce13" office:value-type="string" calcext:value-type="string">
            <text:p>King</text:p>
          </table:table-cell>
          <table:table-cell table:style-name="ce1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14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3"/>
        <table:table-column table:style-name="co63" table:default-cell-style-name="ce13"/>
        <table:table-column table:style-name="co62" table:default-cell-style-name="ce13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21" table:number-columns-repeated="16374" table:default-cell-style-name="ce13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6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8"/>
        <table:table-column table:style-name="co21" table:number-columns-repeated="4" table:default-cell-style-name="ce18"/>
        <table:table-column table:style-name="co69" table:default-cell-style-name="ce18"/>
        <table:table-column table:style-name="co70" table:default-cell-style-name="ce18"/>
        <table:table-column table:style-name="co44" table:default-cell-style-name="ce18"/>
        <table:table-column table:style-name="co60" table:default-cell-style-name="ce18"/>
        <table:table-column table:style-name="co71" table:default-cell-style-name="ce18"/>
        <table:table-column table:style-name="co21" table:number-columns-repeated="3" table:default-cell-style-name="ce18"/>
        <table:table-column table:style-name="co21" table:number-columns-repeated="1637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DamageTheft</text:p>
          </table:table-cell>
          <table:table-cell office:value-type="string" calcext:value-type="string">
            <text:p>PushDistance</text:p>
          </table:table-cell>
          <table:table-cell table:style-name="ce18" table:number-columns-repeated="16371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5"/>
          <table:table-cell table:style-name="ce18" table:number-columns-repeated="16371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9"/>
          <table:table-cell table:style-name="ce18" table:number-columns-repeated="16371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style-name="ce18" table:number-columns-repeated="16371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IH(Castor, Pollux)</text:p>
          </table:table-cell>
          <table:table-cell table:number-columns-repeated="2" office:value-type="string" calcext:value-type="string">
            <text:p>-15/10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Crystal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CrystalObelisk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5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BlueBerry), Movement(Foot, Bike, Wheel, Treads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table:number-columns-repeated="9"/>
          <table:table-cell office:value-type="string" calcext:value-type="string">
            <text:p>+1/10</text:p>
          </table:table-cell>
          <table:table-cell/>
          <table:table-cell table:style-name="ce18" table:number-columns-repeated="1637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11"/>
          <table:table-cell office:value-type="string" calcext:value-type="string">
            <text:p>+1</text:p>
          </table:table-cell>
        </table:table-row>
        <table:table-row table:style-name="ro1">
          <table:table-cell office:value-type="string" calcext:value-type="string">
            <text:p>H(Jax), Movement(Foot, Bike, Wheel, Tre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Jax), Movement(Foot, Bike, Wheel, Treads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H(Julia), Rhai(unit_actions/capture &gt; uf_can_capture)</text:p>
          </table:table-cell>
          <table:table-cell office:value-type="string" calcext:value-type="string">
            <text:p>+4/10</text:p>
          </table:table-cell>
          <table:table-cell office:value-type="string" calcext:value-type="string">
            <text:p>+2/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(Castor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Pollux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H(Castor), H(Pollux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H(Re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7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2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3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2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0"/>
          <table:table-cell table:style-name="ce18" table:number-columns-repeated="1637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1"/>
          <table:table-cell table:style-name="ce18" table:number-columns-repeated="16371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0"/>
          <table:table-cell table:style-name="ce18" table:number-columns-repeated="16371"/>
        </table:table-row>
        <table:table-row table:style-name="ro1" table:number-rows-repeated="1048515">
          <table:table-cell table:number-columns-repeated="13"/>
          <table:table-cell table:style-name="ce18" table:number-columns-repeated="16371"/>
        </table:table-row>
        <table:table-row table:style-name="ro1">
          <table:table-cell table:number-columns-repeated="13"/>
          <table:table-cell table:style-name="ce18" table:number-columns-repeated="16371"/>
        </table:table-row>
      </table:table>
      <table:table table:name="custom_actions" table:style-name="ta1">
        <table:table-column table:style-name="co7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Clean Sludge</text:p>
          </table:table-cell>
          <table:table-cell office:value-type="string" calcext:value-type="string">
            <text:p>commanders/sludge_monster &gt; ua_clean_sludge</text:p>
          </table:table-cell>
          <table:table-cell office:value-type="string" calcext:value-type="string">
            <text:p>Token(Sludge), Rhai(commanders/sludge_monster &gt; uf_can_clean_sludg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76" table:default-cell-style-name="ce13"/>
        <table:table-column table:style-name="co130" table:default-cell-style-name="ce13"/>
        <table:table-column table:style-name="co77" table:default-cell-style-name="ce13"/>
        <table:table-column table:style-name="co18" table:number-columns-repeated="2" table:default-cell-style-name="ce13"/>
        <table:table-column table:style-name="co21" table:number-columns-repeated="2" table:default-cell-style-name="Default"/>
        <table:table-column table:style-name="co21" table:number-columns-repeated="1637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AuraRange</text:p>
          </table:table-cell>
          <table:table-cell office:value-type="string" calcext:value-type="string">
            <text:p>TransportCapacity</text:p>
          </table:table-cell>
          <table:table-cell table:number-columns-repeated="2"/>
          <table:table-cell table:style-name="ce13" table:number-columns-repeated="16377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office:value-type="string" calcext:value-type="string">
            <text:p>3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5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office:value-type="string" calcext:value-type="string">
            <text:p>6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office:value-type="string" calcext:value-type="string">
            <text:p>9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13" table:number-columns-repeated="16377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1200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3" table:number-columns-repeated="16377"/>
        </table:table-row>
        <table:table-row table:style-name="ro1" table:number-rows-repeated="1048562">
          <table:table-cell table:number-columns-repeated="7"/>
          <table:table-cell table:style-name="ce13" table:number-columns-repeated="16377"/>
        </table:table-row>
        <table:table-row table:style-name="ro1">
          <table:table-cell table:number-columns-repeated="7"/>
          <table:table-cell table:style-name="ce13" table:number-columns-repeated="16377"/>
        </table:table-row>
      </table:table>
      <table:table table:name="hero_powers" table:style-name="ta1">
        <table:table-column table:style-name="co76" table:default-cell-style-name="ce13"/>
        <table:table-column table:style-name="co78" table:default-cell-style-name="ce13"/>
        <table:table-column table:style-name="co79" table:default-cell-style-name="ce13"/>
        <table:table-column table:style-name="co80" table:default-cell-style-name="ce13"/>
        <table:table-column table:style-name="co81" table:default-cell-style-name="Default"/>
        <table:table-column table:style-name="co3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ax &gt; ua_power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kane &gt; ua_powe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julia &gt; ua_power</text:p>
          </table:table-cell>
        </table:table-row>
        <table:table-row table:style-name="ro1">
          <table:table-cell office:value-type="string" calcext:value-type="string">
            <text:p>C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astor &gt; ua_power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pollux &gt; ua_power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reed &gt; ua_power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6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formula="of:=IF([.B$2]=&quot;&quot;;&quot;&quot;;[.B$2])" office:value-type="string" office:string-value="true" calcext:value-type="string">
            <text:p>true</text:p>
          </table:table-cell>
          <table:table-cell table:formula="of:=IF([.C$2]=&quot;&quot;;&quot;&quot;;[.C$2])" office:value-type="string" office:string-value="true" calcext:value-type="string">
            <text:p>true</text:p>
          </table:table-cell>
          <table:table-cell table:formula="of:=IF([.D$2]=&quot;&quot;;&quot;&quot;;[.D$2])" office:value-type="string" office:string-value="true" calcext:value-type="string">
            <text:p>true</text:p>
          </table:table-cell>
          <table:table-cell table:formula="of:=IF([.E$2]=&quot;&quot;;&quot;&quot;;[.E$2])" office:value-type="string" office:string-value="true" calcext:value-type="string">
            <text:p>true</text:p>
          </table:table-cell>
          <table:table-cell table:formula="of:=IF([.F$2]=&quot;&quot;;&quot;&quot;;[.F$2])" office:value-type="string" office:string-value="true" calcext:value-type="string">
            <text:p>true</text:p>
          </table:table-cell>
          <table:table-cell table:formula="of:=IF([.G$2]=&quot;&quot;;&quot;&quot;;[.G$2])" office:value-type="string" office:string-value="true" calcext:value-type="string">
            <text:p>true</text:p>
          </table:table-cell>
          <table:table-cell table:formula="of:=IF([.H$2]=&quot;&quot;;&quot;&quot;;[.H$2])" office:value-type="string" office:string-value="true" calcext:value-type="string">
            <text:p>true</text:p>
          </table:table-cell>
          <table:table-cell table:formula="of:=IF([.I$2]=&quot;&quot;;&quot;&quot;;[.I$2])" office:value-type="string" office:string-value="true" calcext:value-type="string">
            <text:p>true</text:p>
          </table:table-cell>
          <table:table-cell table:formula="of:=IF([.J$2]=&quot;&quot;;&quot;&quot;;[.J$2])" office:value-type="string" office:string-value="true" calcext:value-type="string">
            <text:p>true</text:p>
          </table:table-cell>
          <table:table-cell table:formula="of:=IF([.K$2]=&quot;&quot;;&quot;&quot;;[.K$2])">
            <text:p/>
          </table:table-cell>
          <table:table-cell table:formula="of:=IF([.L$2]=&quot;&quot;;&quot;&quot;;[.L$2])">
            <text:p/>
          </table:table-cell>
          <table:table-cell table:formula="of:=IF([.M$2]=&quot;&quot;;&quot;&quot;;[.M$2])">
            <text:p/>
          </table:table-cell>
          <table:table-cell table:formula="of:=IF([.N$2]=&quot;&quot;;&quot;&quot;;[.N$2])">
            <text:p/>
          </table:table-cell>
          <table:table-cell table:formula="of:=IF([.O$2]=&quot;&quot;;&quot;&quot;;[.O$2])">
            <text:p/>
          </table:table-cell>
          <table:table-cell table:formula="of:=IF([.P$2]=&quot;&quot;;&quot;&quot;;[.P$2])">
            <text:p/>
          </table:table-cell>
          <table:table-cell table:formula="of:=IF([.Q$2]=&quot;&quot;;&quot;&quot;;[.Q$2])">
            <text:p/>
          </table:table-cell>
          <table:table-cell table:formula="of:=IF([.R$2]=&quot;&quot;;&quot;&quot;;[.R$2])">
            <text:p/>
          </table:table-cell>
          <table:table-cell table:formula="of:=IF([.S$2]=&quot;&quot;;&quot;&quot;;[.S$2])">
            <text:p/>
          </table:table-cell>
          <table:table-cell table:formula="of:=IF([.T$2]=&quot;&quot;;&quot;&quot;;[.T$2])">
            <text:p/>
          </table:table-cell>
          <table:table-cell table:formula="of:=IF([.U$2]=&quot;&quot;;&quot;&quot;;[.U$2])">
            <text:p/>
          </table:table-cell>
        </table:table-row>
        <table:table-row table:style-name="ro1">
          <table:table-cell table:style-name="ce13" office:value-type="string" calcext:value-type="string">
            <text:p>Kane</text:p>
          </table:table-cell>
          <table:table-cell table:number-columns-repeated="9"/>
          <table:table-cell table:number-columns-repeated="5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Juli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Castor</text:p>
          </table:table-cell>
          <table:table-cell table:number-columns-repeated="20" office:value-type="string" calcext:value-type="string">
            <text:p>true</text:p>
          </table:table-cell>
        </table:table-row>
        <table:table-row table:style-name="ro1">
          <table:table-cell table:style-name="ce13" office:value-type="string" calcext:value-type="string">
            <text:p>Reed</text:p>
          </table:table-cell>
          <table:table-cell table:number-columns-repeated="20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0" table:default-cell-style-name="ce13"/>
        <table:table-column table:style-name="co21" table:number-columns-repeated="3" table:default-cell-style-name="ce1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3"/>
        <table:table-column table:style-name="co58" table:number-columns-repeated="2" table:default-cell-style-name="ce13"/>
        <table:table-column table:style-name="co7" table:default-cell-style-name="ce13"/>
        <table:table-column table:style-name="co39" table:default-cell-style-name="ce13"/>
        <table:table-column table:style-name="co91" table:default-cell-style-name="ce13"/>
        <table:table-column table:style-name="co92" table:default-cell-style-name="ce13"/>
        <table:table-column table:style-name="co58" table:default-cell-style-name="ce13"/>
        <table:table-column table:style-name="co93" table:default-cell-style-name="ce13"/>
        <table:table-column table:style-name="co19" table:default-cell-style-name="ce13"/>
        <table:table-column table:style-name="co23" table:default-cell-style-name="ce13"/>
        <table:table-column table:style-name="co27" table:default-cell-style-name="ce13"/>
        <table:table-column table:style-name="co21" table:default-cell-style-name="ce13"/>
        <table:table-column table:style-name="co21" table:number-columns-repeated="1637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2"/>
          <table:table-cell table:style-name="ce13" table:number-columns-repeated="1637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style-name="ce13"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number-columns-repeated="16371"/>
        </table:table-row>
        <table:table-row table:style-name="ro1" table:number-rows-repeated="1048545">
          <table:table-cell table:number-columns-repeated="13"/>
          <table:table-cell table:style-name="ce13" table:number-columns-repeated="16371"/>
        </table:table-row>
        <table:table-row table:style-name="ro1">
          <table:table-cell table:number-columns-repeated="13"/>
          <table:table-cell table:style-name="ce13" table:number-columns-repeated="16371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3"/>
        <table:table-column table:style-name="co58" table:number-columns-repeated="2" table:default-cell-style-name="ce13"/>
        <table:table-column table:style-name="co7" table:default-cell-style-name="ce13"/>
        <table:table-column table:style-name="co39" table:default-cell-style-name="ce13"/>
        <table:table-column table:style-name="co91" table:default-cell-style-name="ce13"/>
        <table:table-column table:style-name="co92" table:default-cell-style-name="ce13"/>
        <table:table-column table:style-name="co58" table:default-cell-style-name="ce13"/>
        <table:table-column table:style-name="co93" table:default-cell-style-name="ce13"/>
        <table:table-column table:style-name="co19" table:default-cell-style-name="ce13"/>
        <table:table-column table:style-name="co23" table:default-cell-style-name="ce13"/>
        <table:table-column table:style-name="co21" table:number-columns-repeated="1637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ce13"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  <table:table-cell table:style-name="ce13" table:number-columns-repeated="16373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  <table:table-cell table:style-name="ce13" table:number-columns-repeated="16373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  <table:table-cell table:style-name="ce13" table:number-columns-repeated="1637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  <table:table-cell table:style-name="ce13" table:number-columns-repeated="1637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  <table:table-cell table:style-name="ce13" table:number-columns-repeated="1637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  <table:table-cell table:style-name="ce13" table:number-columns-repeated="16373"/>
        </table:table-row>
        <table:table-row table:style-name="ro1" table:number-rows-repeated="1048545">
          <table:table-cell table:number-columns-repeated="11"/>
          <table:table-cell table:style-name="ce13" table:number-columns-repeated="16373"/>
        </table:table-row>
        <table:table-row table:style-name="ro1">
          <table:table-cell table:number-columns-repeated="11"/>
          <table:table-cell table:style-name="ce13" table:number-columns-repeated="16373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3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3"/>
        <table:table-column table:style-name="co94" table:default-cell-style-name="ce13"/>
        <table:table-column table:style-name="co79" table:default-cell-style-name="ce13"/>
        <table:table-column table:style-name="co80" table:default-cell-style-name="ce13"/>
        <table:table-column table:style-name="co81" table:default-cell-style-name="Default"/>
        <table:table-column table:style-name="co3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Noxious 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noxious_spread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6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116" table:default-cell-style-name="ce13"/>
        <table:table-column table:style-name="co120" table:default-cell-style-name="ce13"/>
        <table:table-column table:style-name="co121" table:default-cell-style-name="ce13"/>
        <table:table-column table:style-name="co8" table:default-cell-style-name="ce13"/>
        <table:table-column table:style-name="co36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45" table:default-cell-style-name="ce13"/>
        <table:table-column table:style-name="co11" table:default-cell-style-name="ce13"/>
        <table:table-column table:style-name="co122" table:default-cell-style-name="ce13"/>
        <table:table-column table:style-name="co123" table:default-cell-style-name="ce13"/>
        <table:table-column table:style-name="co124" table:default-cell-style-name="ce13"/>
        <table:table-column table:style-name="co14" table:default-cell-style-name="ce13"/>
        <table:table-column table:style-name="co87" table:default-cell-style-name="ce13"/>
        <table:table-column table:style-name="co31" table:number-columns-repeated="2" table:default-cell-style-name="ce13"/>
        <table:table-column table:style-name="co20" table:default-cell-style-name="ce13"/>
        <table:table-column table:style-name="co18" table:default-cell-style-name="ce13"/>
        <table:table-column table:style-name="co125" table:default-cell-style-name="ce13"/>
        <table:table-column table:style-name="co126" table:default-cell-style-name="ce13"/>
        <table:table-column table:style-name="co127" table:default-cell-style-name="ce13"/>
        <table:table-column table:style-name="co128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aptureStrength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1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put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, 1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commanders/sludge_monster &gt; spread_sludg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EarlGrey, 1)</text:p>
          </table:table-cell>
          <table:table-cell table:number-columns-repeated="1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Kane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Julia), Rhai(unit_actions/capture &gt; uf_can_captur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4"/>
          <table:table-cell office:value-type="string" calcext:value-type="string">
            <text:p>*3/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Julia, 1), Rhai(unit_actions/capture &gt; uf_can_capture)</text:p>
          </table:table-cell>
          <table:table-cell table:number-columns-repeated="18"/>
          <table:table-cell office:value-type="string" calcext:value-type="string">
            <text:p>=0</text:p>
          </table:table-cell>
          <table:table-cell table:number-columns-repeated="16353"/>
        </table:table-row>
        <table:table-row table:style-name="ro1" table:number-rows-repeated="10485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3"/>
        <table:table-column table:style-name="co107" table:default-cell-style-name="ce13"/>
        <table:table-column table:style-name="co7" table:default-cell-style-name="ce13"/>
        <table:table-column table:style-name="co108" table:default-cell-style-name="ce13"/>
        <table:table-column table:style-name="co21" table:number-columns-repeated="16372" table:default-cell-style-name="ce1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13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Default"/>
          <table:table-cell office:value-type="string" calcext:value-type="string">
            <text:p>on_start_turn &gt; 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, Not(Co(SludgeMonster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15:45:20.781741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12-10T15:45:28.796780569</dc:date>
    <meta:editing-duration>P8DT23H14M30S</meta:editing-duration>
    <meta:editing-cycles>528</meta:editing-cycles>
    <meta:generator>LibreOffice/25.8.3.2$Linux_X86_64 LibreOffice_project/580$Build-2</meta:generator>
    <meta:document-statistic meta:table-count="33" meta:cell-count="4282" meta:object-count="0"/>
  </office:meta>
</office:document-meta>
</file>